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9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1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9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1" style:parent-style-name="Normal" style:family="paragraph">
      <style:paragraph-properties fo:text-align="center"/>
      <style:text-properties fo:font-size="18pt" style:font-size-asian="18pt" style:font-size-complex="18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PLACE HOLDER FOR THE FRONT PAGE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soft-page-break/>
      <text:h text:style-name="Heading1" text:outline-level="1">Part 1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Part 2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Part3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eed ektesabi</meta:initial-creator>
    <dc:creator>saeed ektesabi</dc:creator>
    <meta:creation-date>2016-10-31T09:22:00Z</meta:creation-date>
    <dc:date>2016-10-31T09:49:00Z</dc:date>
    <meta:template xlink:href="Normal.dotm" xlink:type="simple"/>
    <meta:editing-cycles>2</meta:editing-cycles>
    <meta:editing-duration>PT1620S</meta:editing-duration>
    <meta:document-statistic meta:page-count="4" meta:paragraph-count="1" meta:word-count="18" meta:character-count="125" meta:row-count="1" meta:non-whitespace-character-count="108"/>
  </office:meta>
</office:document-meta>
</file>